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Droid Sans Devanagari1" svg:font-family="'Droid Sans Devanagari'" style:font-family-generic="swiss"/>
    <style:font-face style:name="Roboto Mono" svg:font-family="'Roboto Mono'" style:font-pitch="fixed"/>
    <style:font-face style:name="AR PL New Kai" svg:font-family="'AR PL New Kai'" style:font-pitch="variable"/>
    <style:font-face style:name="AR PL New Kai ExtB" svg:font-family="'AR PL New Kai ExtB'" style:font-pitch="variable"/>
    <style:font-face style:name="Roboto" svg:font-family="Roboto" style:font-pitch="variable"/>
    <style:font-face style:name="Roboto1" svg:font-family="Roboto" style:font-adornments="Light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1" fo:font-size="10pt" fo:language="ru" fo:country="RU" style:font-size-asian="10pt" style:font-size-complex="10pt"/>
    </style:style>
    <style:style style:name="P2" style:family="paragraph" style:parent-style-name="Standard">
      <style:text-properties style:font-name="Roboto1" fo:font-size="10pt" fo:language="ru" fo:country="RU" officeooo:paragraph-rsid="00306a43" style:font-size-asian="10pt" style:font-size-complex="10pt"/>
    </style:style>
    <style:style style:name="P3" style:family="paragraph" style:parent-style-name="Standard">
      <style:text-properties style:font-name="Roboto1" fo:font-size="10pt" fo:language="ru" fo:country="RU" officeooo:paragraph-rsid="003dd1f9" style:font-size-asian="10pt" style:font-size-complex="10pt"/>
    </style:style>
    <style:style style:name="P4" style:family="paragraph" style:parent-style-name="Standard">
      <style:text-properties style:font-name="Roboto1" fo:font-size="10pt" fo:language="ru" fo:country="RU" officeooo:paragraph-rsid="004c5b91" style:font-size-asian="10pt" style:font-size-complex="10pt"/>
    </style:style>
    <style:style style:name="P5" style:family="paragraph" style:parent-style-name="Standard">
      <style:text-properties style:font-name="Roboto1" fo:font-size="10pt" fo:language="ru" fo:country="RU" officeooo:paragraph-rsid="0034d516" style:font-size-asian="10pt" style:font-size-complex="10pt"/>
    </style:style>
    <style:style style:name="P6" style:family="paragraph" style:parent-style-name="Standard">
      <style:text-properties style:font-name="Roboto1" fo:font-size="10pt" fo:language="ru" fo:country="RU" officeooo:paragraph-rsid="00276202" style:font-size-asian="10pt" style:font-size-complex="10pt"/>
    </style:style>
    <style:style style:name="P7" style:family="paragraph" style:parent-style-name="Standard">
      <style:text-properties style:font-name="Roboto1" fo:font-size="10pt" fo:language="ru" fo:country="RU" officeooo:paragraph-rsid="0035cdb2" style:font-size-asian="10pt" style:font-size-complex="10pt"/>
    </style:style>
    <style:style style:name="P8" style:family="paragraph" style:parent-style-name="Standard">
      <style:text-properties style:font-name="Roboto1" fo:font-size="10pt" fo:language="ru" fo:country="RU" officeooo:paragraph-rsid="001a1050" style:font-size-asian="10pt" style:font-size-complex="10pt"/>
    </style:style>
    <style:style style:name="P9" style:family="paragraph" style:parent-style-name="Standard">
      <style:text-properties style:font-name="Roboto1" fo:font-size="10pt" fo:language="ru" fo:country="RU" officeooo:paragraph-rsid="00562964" style:font-size-asian="10pt" style:font-size-complex="10pt"/>
    </style:style>
    <style:style style:name="P10" style:family="paragraph" style:parent-style-name="Standard">
      <style:text-properties style:font-name="Roboto1" fo:font-size="10pt" fo:language="ru" fo:country="RU" officeooo:paragraph-rsid="0057954c" style:font-size-asian="10pt" style:font-size-complex="10pt"/>
    </style:style>
    <style:style style:name="P11" style:family="paragraph" style:parent-style-name="Standard">
      <style:text-properties style:font-name="Roboto1" fo:font-size="10pt" fo:language="ru" fo:country="RU" officeooo:paragraph-rsid="0057e1e7" style:font-size-asian="10pt" style:font-size-complex="10pt"/>
    </style:style>
    <style:style style:name="P12" style:family="paragraph" style:parent-style-name="Standard">
      <style:text-properties style:font-name="Roboto1" fo:font-size="10pt" fo:language="ru" fo:country="RU" officeooo:paragraph-rsid="0061914e" style:font-size-asian="10pt" style:font-size-complex="10pt"/>
    </style:style>
    <style:style style:name="P13" style:family="paragraph" style:parent-style-name="Standard">
      <style:text-properties fo:language="ru" fo:country="RU" officeooo:paragraph-rsid="004c5b91"/>
    </style:style>
    <style:style style:name="P14" style:family="paragraph" style:parent-style-name="Standard">
      <style:text-properties officeooo:paragraph-rsid="0057954c"/>
    </style:style>
    <style:style style:name="T1" style:family="text">
      <style:text-properties officeooo:rsid="001a1050"/>
    </style:style>
    <style:style style:name="T2" style:family="text">
      <style:text-properties officeooo:rsid="001c56b0"/>
    </style:style>
    <style:style style:name="T3" style:family="text">
      <style:text-properties officeooo:rsid="00242e99"/>
    </style:style>
    <style:style style:name="T4" style:family="text">
      <style:text-properties officeooo:rsid="002ec0b3"/>
    </style:style>
    <style:style style:name="T5" style:family="text">
      <style:text-properties style:font-name="Roboto1" fo:font-size="10pt" style:font-size-asian="10pt" style:font-size-complex="10pt"/>
    </style:style>
    <style:style style:name="T6" style:family="text">
      <style:text-properties style:font-name="Roboto1" fo:font-size="10pt" officeooo:rsid="0048f5fe" style:font-size-asian="10pt" style:font-size-complex="10pt"/>
    </style:style>
    <style:style style:name="T7" style:family="text">
      <style:text-properties style:font-name="Roboto1" fo:font-size="10pt" officeooo:rsid="004aaf81" style:font-size-asian="10pt" style:font-size-complex="10pt"/>
    </style:style>
    <style:style style:name="T8" style:family="text">
      <style:text-properties style:font-name="Roboto1" fo:font-size="10pt" officeooo:rsid="004c5b91" style:font-size-asian="10pt" style:font-size-complex="10pt"/>
    </style:style>
    <style:style style:name="T9" style:family="text">
      <style:text-properties style:font-name="Roboto1" fo:font-size="10pt" officeooo:rsid="0057954c" style:font-size-asian="10pt" style:font-size-complex="10pt"/>
    </style:style>
    <style:style style:name="T10" style:family="text">
      <style:text-properties style:font-name="Roboto1" fo:font-size="10pt" fo:language="ru" fo:country="RU" style:font-size-asian="10pt" style:font-size-complex="10pt"/>
    </style:style>
    <style:style style:name="T11" style:family="text">
      <style:text-properties style:font-name="Roboto1" fo:font-size="10pt" fo:language="ru" fo:country="RU" officeooo:rsid="004c5b91" style:font-size-asian="10pt" style:font-size-complex="10pt"/>
    </style:style>
    <style:style style:name="T12" style:family="text">
      <style:text-properties style:font-name="Roboto1" fo:font-size="10pt" fo:language="ru" fo:country="RU" officeooo:rsid="005ea27f" style:font-size-asian="10pt" style:font-size-complex="10pt"/>
    </style:style>
    <style:style style:name="T13" style:family="text">
      <style:text-properties officeooo:rsid="004306d0"/>
    </style:style>
    <style:style style:name="T14" style:family="text">
      <style:text-properties officeooo:rsid="004c5b91"/>
    </style:style>
    <style:style style:name="T15" style:family="text">
      <style:text-properties officeooo:rsid="004e67f7"/>
    </style:style>
    <style:style style:name="T16" style:family="text">
      <style:text-properties officeooo:rsid="00594c59"/>
    </style:style>
    <style:style style:name="T17" style:family="text">
      <style:text-properties officeooo:rsid="005ea2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шаль ефим — 27 лет — санкт-петербург</text:p>
      <text:p text:style-name="P1"/>
      <text:p text:style-name="P1">разрабатываю веб-приложения — стаж 2 года</text:p>
      <text:p text:style-name="P1"/>
      <text:p text:style-name="P2">высшее образование — спбгэу<text:span text:style-name="T4"> </text:span>— факультет информатики и прикладной математики — <text:span text:style-name="T4">2014-2018</text:span></text:p>
      <text:p text:style-name="P1"/>
      <text:p text:style-name="P1">английский средний — читаю документацию на английском — говорить не приходится</text:p>
      <text:p text:style-name="P1"/>
      <text:p text:style-name="P1"/>
      <text:p text:style-name="P3"/>
      <text:p text:style-name="P3">https://t.me/roshal — мой telegram</text:p>
      <text:p text:style-name="P3"/>
      <text:p text:style-name="P1">https://github.com/roshal — мой github</text:p>
      <text:p text:style-name="P1"/>
      <text:p text:style-name="P1">employ@roshal.online — контактный email</text:p>
      <text:p text:style-name="P1"/>
      <text:p text:style-name="P11"/>
      <text:p text:style-name="P11"/>
      <text:p text:style-name="P11"><text:span text:style-name="T3">2019-2020 — </text:span>корус консалтинг снг — typescript · react · redux · redux-saga · jest · react testing library</text:p>
      <text:p text:style-name="P11">— учавствовал в разработке библиотеки компонентов и в нескольких проектах ее использующих</text:p>
      <text:p text:style-name="P11">— разрабатывал компоненты ui — писал тесты на jest и react testing library — настраивл github actions</text:p>
      <text:p text:style-name="P11"/>
      <text:p text:style-name="P11"><text:span text:style-name="T3">2018-2019</text:span> — <text:span text:style-name="T15">компания </text:span>wwhw — javascript · react · redux · redux-saga</text:p>
      <text:p text:style-name="P11">— учавствовал в разработке информационной системы для государственного учереждения</text:p>
      <text:p text:style-name="P11">— научился использовать docker и docker-compose — познакомился с gitlab ci-cd</text:p>
      <text:p text:style-name="P11"/>
      <text:p text:style-name="P1"/>
      <text:p text:style-name="P1"/>
      <text:p text:style-name="P4">javascript · typescript · node-js · react · redux — <text:span text:style-name="T14">основной </text:span>стек технологий</text:p>
      <text:p text:style-name="P1"/>
      <text:p text:style-name="P10">graphql · rest — express · koa — postgres · mongo · redis — бекенд стек</text:p>
      <text:p text:style-name="P10"/>
      <text:p text:style-name="P14"><text:span text:style-name="T10">webpack · gulp · </text:span><text:span text:style-name="T11">rollup</text:span><text:span text:style-name="T10"> — css-modules · postcss · sass · bem — </text:span><text:span text:style-name="T12">работал с разными технологиями</text:span></text:p>
      <text:p text:style-name="P10"/>
      <text:p text:style-name="P12">jest · headless chromium · react testing library — <text:span text:style-name="T2">умею писать</text:span> автоматическ<text:span text:style-name="T2">ие</text:span> тест<text:span text:style-name="T2">ы</text:span></text:p>
      <text:p text:style-name="P9"/>
      <text:p text:style-name="P1">предпочитаю использовать hyperscript вместо jsx</text:p>
      <text:p text:style-name="P1"/>
      <text:p text:style-name="P1"/>
      <text:p text:style-name="P1"/>
      <text:p text:style-name="P1">хорошо знаю linux · git · bash — использую arch linux · lvm · sway — много и упорно читал archwiki</text:p>
      <text:p text:style-name="P1"/>
      <text:p text:style-name="P1">использую docker и docker-compose — умею настраивать gitlab ci-cd и github actions</text:p>
      <text:p text:style-name="P1"/>
      <text:p text:style-name="P8">использую облачные сервисы — digitalocean · firebase · heroku — <text:span text:style-name="T16">у меня</text:span><text:span text:style-name="T1"> свой vpn и proxy</text:span></text:p>
      <text:p text:style-name="P1"/>
      <text:p text:style-name="P1">знаю python — немного знаком с django · asyncio · aiohttp — использую jupyter и jupyterlab — иногда рисую</text:p>
      <text:p text:style-name="P1"/>
      <text:p text:style-name="P1">c · cpp — опыт на алгоритмах — не люблю php</text:p>
      <text:p text:style-name="P1"/>
      <text:p text:style-name="P1"/>
      <text:p text:style-name="P1"/>
      <text:p text:style-name="P1">небольшой опыт seo и ppc — поддерживаю рекламные компании — использую <text:span text:style-name="T13">рекламные </text:span>api google и yandex</text:p>
      <text:p text:style-name="P1"/>
      <text:p text:style-name="P1">состязался в capture the flag — задачи на web · ppc · reverse · crypto · stegano · forensic — в категории web эксплуатировал уязвимости xss · csrf · xxe · sql-injection · rfi · lf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Droid Sans Devanagari1" svg:font-family="'Droid Sans Devanagari'" style:font-family-generic="swiss"/>
    <style:font-face style:name="Roboto Mono" svg:font-family="'Roboto Mono'" style:font-pitch="fixed"/>
    <style:font-face style:name="AR PL New Kai" svg:font-family="'AR PL New Kai'" style:font-pitch="variable"/>
    <style:font-face style:name="AR PL New Kai ExtB" svg:font-family="'AR PL New Kai ExtB'" style:font-pitch="variable"/>
    <style:font-face style:name="Roboto" svg:font-family="Roboto" style:font-pitch="variable"/>
    <style:font-face style:name="Roboto1" svg:font-family="Roboto" style:font-adornments="Light" style:font-pitch="variable"/>
    <style:font-face style:name="Roboto Condensed" svg:font-family="'Roboto Condensed'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4:01:20.678423539</meta:creation-date>
    <dc:date>2021-01-27T16:01:30.294652546</dc:date>
    <meta:editing-duration>PT1H54M41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81" meta:character-count="1940" meta:non-whitespace-character-count="1641"/>
  </office:meta>
</office:document-meta>
</file>